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6e0e" officeooo:paragraph-rsid="00006e0e"/>
    </style:style>
    <style:style style:name="P2" style:family="paragraph" style:parent-style-name="Standard">
      <style:text-properties fo:language="fr" fo:country="FR" officeooo:rsid="000329f3" officeooo:paragraph-rsid="000329f3"/>
    </style:style>
    <style:style style:name="P3" style:family="paragraph" style:parent-style-name="Standard">
      <style:text-properties fo:language="fr" fo:country="FR" officeooo:rsid="0002133d" officeooo:paragraph-rsid="0002133d"/>
    </style:style>
    <style:style style:name="P4" style:family="paragraph" style:parent-style-name="Standard">
      <style:text-properties fo:language="fr" fo:country="FR" officeooo:rsid="000232e6" officeooo:paragraph-rsid="000232e6"/>
    </style:style>
    <style:style style:name="P5" style:family="paragraph" style:parent-style-name="Standard">
      <style:text-properties fo:language="fr" fo:country="FR" officeooo:rsid="0003528e" officeooo:paragraph-rsid="0003528e"/>
    </style:style>
    <style:style style:name="P6" style:family="paragraph" style:parent-style-name="Standard">
      <style:text-properties fo:language="fr" fo:country="FR" fo:font-style="italic" officeooo:rsid="000329f3" officeooo:paragraph-rsid="000329f3" style:font-style-asian="italic" style:font-style-complex="italic"/>
    </style:style>
    <style:style style:name="P7" style:family="paragraph" style:parent-style-name="Standard">
      <style:text-properties fo:language="fr" fo:country="FR" fo:font-style="italic" officeooo:rsid="000b5a00" officeooo:paragraph-rsid="000b5a00" style:font-style-asian="italic" style:font-style-complex="italic"/>
    </style:style>
    <style:style style:name="P8" style:family="paragraph" style:parent-style-name="Standard">
      <style:text-properties fo:language="fr" fo:country="FR" fo:font-style="italic" officeooo:rsid="000c292b" officeooo:paragraph-rsid="000c292b" style:font-style-asian="italic" style:font-style-complex="italic"/>
    </style:style>
    <style:style style:name="P9" style:family="paragraph" style:parent-style-name="Standard">
      <style:text-properties fo:language="fr" fo:country="FR" fo:font-style="italic" officeooo:rsid="0003528e" officeooo:paragraph-rsid="00183fd3" style:font-style-asian="italic" style:font-style-complex="italic"/>
    </style:style>
    <style:style style:name="P10" style:family="paragraph" style:parent-style-name="Standard">
      <style:text-properties fo:language="fr" fo:country="FR" fo:font-style="italic" fo:font-weight="normal" officeooo:rsid="000dd046" officeooo:paragraph-rsid="000dd046" style:font-style-asian="italic" style:font-weight-asian="normal" style:font-style-complex="italic" style:font-weight-complex="normal"/>
    </style:style>
    <style:style style:name="P11" style:family="paragraph" style:parent-style-name="Standard">
      <style:text-properties fo:language="fr" fo:country="FR" officeooo:rsid="00042c68" officeooo:paragraph-rsid="00042c68"/>
    </style:style>
    <style:style style:name="P12" style:family="paragraph" style:parent-style-name="Standard">
      <style:text-properties fo:language="fr" fo:country="FR" officeooo:rsid="00096bb7" officeooo:paragraph-rsid="00096bb7"/>
    </style:style>
    <style:style style:name="P13" style:family="paragraph" style:parent-style-name="Standard">
      <style:text-properties fo:language="fr" fo:country="FR" officeooo:rsid="000650b7" officeooo:paragraph-rsid="000650b7"/>
    </style:style>
    <style:style style:name="P14" style:family="paragraph" style:parent-style-name="Standard">
      <style:text-properties fo:language="fr" fo:country="FR" officeooo:rsid="000b5a00" officeooo:paragraph-rsid="000b5a00"/>
    </style:style>
    <style:style style:name="P15" style:family="paragraph" style:parent-style-name="Standard">
      <style:text-properties fo:language="fr" fo:country="FR" officeooo:rsid="000c292b" officeooo:paragraph-rsid="000c292b"/>
    </style:style>
    <style:style style:name="P16" style:family="paragraph" style:parent-style-name="Standard">
      <style:text-properties fo:language="fr" fo:country="FR" officeooo:rsid="000d9cd6" officeooo:paragraph-rsid="000d9cd6"/>
    </style:style>
    <style:style style:name="P17" style:family="paragraph" style:parent-style-name="Standard">
      <style:text-properties fo:language="fr" fo:country="FR" officeooo:rsid="000dd046" officeooo:paragraph-rsid="000dd046"/>
    </style:style>
    <style:style style:name="P18" style:family="paragraph" style:parent-style-name="Standard">
      <style:text-properties fo:language="fr" fo:country="FR" fo:font-style="normal" fo:font-weight="normal" officeooo:rsid="000dd046" officeooo:paragraph-rsid="000dd046" style:font-style-asian="normal" style:font-weight-asian="normal" style:font-style-complex="normal" style:font-weight-complex="normal"/>
    </style:style>
    <style:style style:name="P19" style:family="paragraph" style:parent-style-name="Standard">
      <style:text-properties fo:language="fr" fo:country="FR" fo:font-style="normal" fo:font-weight="normal" officeooo:rsid="000ddcaa" officeooo:paragraph-rsid="000ddcaa" style:font-style-asian="normal" style:font-weight-asian="normal" style:font-style-complex="normal" style:font-weight-complex="normal"/>
    </style:style>
    <style:style style:name="P20" style:family="paragraph" style:parent-style-name="Standard">
      <style:text-properties fo:language="fr" fo:country="FR" fo:font-style="normal" fo:font-weight="normal" officeooo:rsid="000e687c" officeooo:paragraph-rsid="000e687c" style:font-style-asian="normal" style:font-weight-asian="normal" style:font-style-complex="normal" style:font-weight-complex="normal"/>
    </style:style>
    <style:style style:name="P21" style:family="paragraph" style:parent-style-name="Standard">
      <style:text-properties fo:language="fr" fo:country="FR" fo:font-style="normal" fo:font-weight="normal" officeooo:rsid="000f8536" officeooo:paragraph-rsid="000f8536" style:font-style-asian="normal" style:font-weight-asian="normal" style:font-style-complex="normal" style:font-weight-complex="normal"/>
    </style:style>
    <style:style style:name="P22" style:family="paragraph" style:parent-style-name="Standard">
      <style:text-properties fo:language="fr" fo:country="FR" fo:font-style="normal" fo:font-weight="normal" officeooo:rsid="00138e3f" officeooo:paragraph-rsid="00138e3f" style:font-style-asian="normal" style:font-weight-asian="normal" style:font-style-complex="normal" style:font-weight-complex="normal"/>
    </style:style>
    <style:style style:name="P23" style:family="paragraph" style:parent-style-name="Standard">
      <style:text-properties fo:language="fr" fo:country="FR" fo:font-style="normal" fo:font-weight="normal" officeooo:rsid="0014df1e" officeooo:paragraph-rsid="0014df1e" style:font-style-asian="normal" style:font-weight-asian="normal" style:font-style-complex="normal" style:font-weight-complex="normal"/>
    </style:style>
    <style:style style:name="P24" style:family="paragraph" style:parent-style-name="Standard">
      <style:text-properties fo:language="fr" fo:country="FR" fo:font-style="normal" fo:font-weight="normal" officeooo:rsid="0016510a" officeooo:paragraph-rsid="0016d161" style:font-style-asian="normal" style:font-weight-asian="normal" style:font-style-complex="normal" style:font-weight-complex="normal"/>
    </style:style>
    <style:style style:name="P25" style:family="paragraph" style:parent-style-name="Standard">
      <style:text-properties fo:language="fr" fo:country="FR" fo:font-style="normal" fo:font-weight="normal" officeooo:rsid="0019f312" officeooo:paragraph-rsid="0019f312" style:font-style-asian="normal" style:font-weight-asian="normal" style:font-style-complex="normal" style:font-weight-complex="normal"/>
    </style:style>
    <style:style style:name="P26" style:family="paragraph" style:parent-style-name="Standard">
      <style:text-properties fo:language="fr" fo:country="FR" fo:font-style="normal" fo:font-weight="normal" officeooo:rsid="0016d161" officeooo:paragraph-rsid="0016d161" style:font-style-asian="normal" style:font-weight-asian="normal" style:font-style-complex="normal" style:font-weight-complex="normal"/>
    </style:style>
    <style:style style:name="P27" style:family="paragraph" style:parent-style-name="Standard">
      <style:text-properties fo:language="fr" fo:country="FR" officeooo:rsid="0016d161" officeooo:paragraph-rsid="0016d161"/>
    </style:style>
    <style:style style:name="P28" style:family="paragraph" style:parent-style-name="Standard">
      <style:text-properties fo:language="fr" fo:country="FR" officeooo:rsid="001cddfd" officeooo:paragraph-rsid="001cddfd"/>
    </style:style>
    <style:style style:name="P29" style:family="paragraph" style:parent-style-name="Standard">
      <style:text-properties fo:font-size="14pt" fo:language="fr" fo:country="FR" officeooo:rsid="00006e0e" officeooo:paragraph-rsid="00006e0e" style:font-size-asian="14pt" style:font-size-complex="14pt"/>
    </style:style>
    <style:style style:name="P30" style:family="paragraph" style:parent-style-name="Standard">
      <style:text-properties fo:font-size="14pt" fo:language="fr" fo:country="FR" fo:font-weight="bold" officeooo:rsid="000329f3" officeooo:paragraph-rsid="000329f3" style:font-size-asian="14pt" style:font-weight-asian="bold" style:font-size-complex="14pt" style:font-weight-complex="bold"/>
    </style:style>
    <style:style style:name="P31" style:family="paragraph" style:parent-style-name="Standard">
      <style:text-properties fo:font-size="14pt" fo:language="fr" fo:country="FR" fo:font-style="normal" fo:font-weight="bold" officeooo:rsid="000dd046" officeooo:paragraph-rsid="000dd046" style:font-size-asian="14pt" style:font-style-asian="normal" style:font-weight-asian="bold" style:font-size-complex="14pt" style:font-style-complex="normal" style:font-weight-complex="bold"/>
    </style:style>
    <style:style style:name="P32" style:family="paragraph" style:parent-style-name="Standard">
      <style:text-properties fo:font-size="14pt" fo:language="fr" fo:country="FR" fo:font-style="normal" fo:font-weight="bold" officeooo:rsid="000ddcaa" officeooo:paragraph-rsid="000ddcaa" style:font-size-asian="14pt" style:font-style-asian="normal" style:font-weight-asian="bold" style:font-size-complex="14pt" style:font-style-complex="normal" style:font-weight-complex="bold"/>
    </style:style>
    <style:style style:name="P33" style:family="paragraph" style:parent-style-name="Standard">
      <style:text-properties fo:font-size="14pt" fo:language="fr" fo:country="FR" fo:font-style="normal" fo:font-weight="bold" officeooo:rsid="000f8536" officeooo:paragraph-rsid="000f8536" style:font-size-asian="14pt" style:font-style-asian="normal" style:font-weight-asian="bold" style:font-size-complex="14pt" style:font-style-complex="normal" style:font-weight-complex="bold"/>
    </style:style>
    <style:style style:name="P34" style:family="paragraph" style:parent-style-name="Standard">
      <style:text-properties fo:language="fr" fo:country="FR" officeooo:rsid="000d9cd6" officeooo:paragraph-rsid="00188fad"/>
    </style:style>
    <style:style style:name="P35" style:family="paragraph" style:parent-style-name="Standard">
      <style:text-properties fo:language="fr" fo:country="FR" officeooo:rsid="000d9cd6" officeooo:paragraph-rsid="000d9cd6"/>
    </style:style>
    <style:style style:name="P36" style:family="paragraph" style:parent-style-name="Standard">
      <style:text-properties fo:language="fr" fo:country="FR" officeooo:rsid="00209bee" officeooo:paragraph-rsid="00209bee"/>
    </style:style>
    <style:style style:name="P37" style:family="paragraph" style:parent-style-name="Standard">
      <style:text-properties fo:language="fr" fo:country="FR" officeooo:rsid="0020c9fa" officeooo:paragraph-rsid="0020c9fa"/>
    </style:style>
    <style:style style:name="P38" style:family="paragraph" style:parent-style-name="Standard">
      <style:text-properties fo:language="fr" fo:country="FR" officeooo:rsid="0020c9fa" officeooo:paragraph-rsid="002340aa"/>
    </style:style>
    <style:style style:name="P39" style:family="paragraph" style:parent-style-name="Standard">
      <style:text-properties fo:language="fr" fo:country="FR" officeooo:rsid="00215351" officeooo:paragraph-rsid="00215351"/>
    </style:style>
    <style:style style:name="P40" style:family="paragraph" style:parent-style-name="Standard">
      <style:text-properties fo:language="fr" fo:country="FR" officeooo:rsid="00215351" officeooo:paragraph-rsid="002340aa"/>
    </style:style>
    <style:style style:name="P41" style:family="paragraph" style:parent-style-name="Standard">
      <style:text-properties fo:language="fr" fo:country="FR" officeooo:rsid="002340aa" officeooo:paragraph-rsid="002340aa"/>
    </style:style>
    <style:style style:name="P42" style:family="paragraph" style:parent-style-name="Standard">
      <style:text-properties fo:language="fr" fo:country="FR" officeooo:rsid="0024fbb6" officeooo:paragraph-rsid="0024fbb6"/>
    </style:style>
    <style:style style:name="P43" style:family="paragraph" style:parent-style-name="Standard">
      <style:text-properties fo:language="fr" fo:country="FR" officeooo:rsid="001da2dd" officeooo:paragraph-rsid="001da2dd"/>
    </style:style>
    <style:style style:name="P44" style:family="paragraph" style:parent-style-name="Standard">
      <style:text-properties fo:language="fr" fo:country="FR" fo:font-style="italic" officeooo:rsid="000f8536" officeooo:paragraph-rsid="002863a9" style:font-style-asian="italic" style:font-style-complex="italic"/>
    </style:style>
    <style:style style:name="P45" style:family="paragraph" style:parent-style-name="Standard">
      <style:text-properties fo:language="fr" fo:country="FR" fo:font-style="italic" fo:font-weight="normal" officeooo:rsid="002d392a" officeooo:paragraph-rsid="002d392a" style:font-style-asian="italic" style:font-weight-asian="normal" style:font-style-complex="italic" style:font-weight-complex="normal"/>
    </style:style>
    <style:style style:name="P46" style:family="paragraph" style:parent-style-name="Standard">
      <style:text-properties fo:language="fr" fo:country="FR" fo:font-style="normal" fo:font-weight="normal" officeooo:rsid="000f8536" officeooo:paragraph-rsid="00120531" style:font-style-asian="normal" style:font-weight-asian="normal" style:font-style-complex="normal" style:font-weight-complex="normal"/>
    </style:style>
    <style:style style:name="P47" style:family="paragraph" style:parent-style-name="Standard">
      <style:text-properties fo:language="fr" fo:country="FR" fo:font-style="normal" fo:font-weight="normal" officeooo:rsid="002863a9" officeooo:paragraph-rsid="002863a9" style:font-style-asian="normal" style:font-weight-asian="normal" style:font-style-complex="normal" style:font-weight-complex="normal"/>
    </style:style>
    <style:style style:name="P48" style:family="paragraph" style:parent-style-name="Standard">
      <style:text-properties fo:language="fr" fo:country="FR" fo:font-style="normal" fo:font-weight="normal" officeooo:rsid="002a0575" officeooo:paragraph-rsid="002a0575" style:font-style-asian="normal" style:font-weight-asian="normal" style:font-style-complex="normal" style:font-weight-complex="normal"/>
    </style:style>
    <style:style style:name="P49" style:family="paragraph" style:parent-style-name="Standard">
      <style:text-properties fo:language="fr" fo:country="FR" fo:font-style="normal" fo:font-weight="normal" officeooo:rsid="002a6486" officeooo:paragraph-rsid="002a6486" style:font-style-asian="normal" style:font-weight-asian="normal" style:font-style-complex="normal" style:font-weight-complex="normal"/>
    </style:style>
    <style:style style:name="P50" style:family="paragraph" style:parent-style-name="Standard">
      <style:text-properties fo:language="fr" fo:country="FR" fo:font-style="normal" fo:font-weight="normal" officeooo:rsid="002b3cf8" officeooo:paragraph-rsid="002b3cf8" style:font-style-asian="normal" style:font-weight-asian="normal" style:font-style-complex="normal" style:font-weight-complex="normal"/>
    </style:style>
    <style:style style:name="P51" style:family="paragraph" style:parent-style-name="Standard">
      <style:text-properties fo:language="fr" fo:country="FR" fo:font-style="normal" fo:font-weight="normal" officeooo:rsid="00138e3f" officeooo:paragraph-rsid="00120531" style:font-style-asian="normal" style:font-weight-asian="normal" style:font-style-complex="normal" style:font-weight-complex="normal"/>
    </style:style>
    <style:style style:name="P52" style:family="paragraph" style:parent-style-name="Standard">
      <style:text-properties fo:language="fr" fo:country="FR" officeooo:rsid="000650b7" officeooo:paragraph-rsid="00042c68"/>
    </style:style>
    <style:style style:name="P53" style:family="paragraph" style:parent-style-name="Standard">
      <style:text-properties fo:language="fr" fo:country="FR" officeooo:rsid="000650b7" officeooo:paragraph-rsid="002863a9"/>
    </style:style>
    <style:style style:name="P54" style:family="paragraph" style:parent-style-name="Standard">
      <style:text-properties fo:language="fr" fo:country="FR" officeooo:rsid="00059382" officeooo:paragraph-rsid="002863a9"/>
    </style:style>
    <style:style style:name="P55" style:family="paragraph" style:parent-style-name="Standard">
      <style:text-properties fo:language="fr" fo:country="FR" officeooo:rsid="00042c68" officeooo:paragraph-rsid="002863a9"/>
    </style:style>
    <style:style style:name="P56" style:family="paragraph" style:parent-style-name="Standard">
      <style:text-properties fo:font-size="14pt" fo:language="fr" fo:country="FR" fo:font-weight="bold" officeooo:rsid="00042c68" officeooo:paragraph-rsid="002863a9" style:font-size-asian="14pt" style:font-weight-asian="bold" style:font-size-complex="14pt" style:font-weight-complex="bold"/>
    </style:style>
    <style:style style:name="P57" style:family="paragraph" style:parent-style-name="Standard">
      <style:text-properties fo:font-size="14pt" fo:language="fr" fo:country="FR" fo:font-weight="bold" officeooo:rsid="000dd046" officeooo:paragraph-rsid="000dd046" style:font-size-asian="14pt" style:font-weight-asian="bold" style:font-size-complex="14pt" style:font-weight-complex="bold"/>
    </style:style>
    <style:style style:name="P58" style:family="paragraph" style:parent-style-name="Standard">
      <style:text-properties fo:font-size="14pt" fo:language="fr" fo:country="FR" fo:font-style="normal" fo:font-weight="bold" officeooo:rsid="002863a9" officeooo:paragraph-rsid="002863a9" style:font-size-asian="14pt" style:font-style-asian="normal" style:font-weight-asian="bold" style:font-size-complex="14pt" style:font-style-complex="normal" style:font-weight-complex="bold"/>
    </style:style>
    <style:style style:name="P59" style:family="paragraph" style:parent-style-name="Standard">
      <style:text-properties fo:font-size="14pt" fo:language="fr" fo:country="FR" fo:font-style="normal" fo:font-weight="bold" officeooo:rsid="0014df1e" officeooo:paragraph-rsid="0014df1e" style:font-size-asian="14pt" style:font-style-asian="normal" style:font-weight-asian="bold" style:font-size-complex="14pt" style:font-style-complex="normal" style:font-weight-complex="bold"/>
    </style:style>
    <style:style style:name="T1" style:family="text">
      <style:text-properties officeooo:rsid="0002133d"/>
    </style:style>
    <style:style style:name="T2" style:family="text">
      <style:text-properties officeooo:rsid="000232e6"/>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528e" style:font-style-asian="italic" style:font-style-complex="italic"/>
    </style:style>
    <style:style style:name="T6" style:family="text">
      <style:text-properties fo:font-style="italic" officeooo:rsid="0026bed9" style:font-style-asian="italic" style:font-style-complex="italic"/>
    </style:style>
    <style:style style:name="T7" style:family="text">
      <style:text-properties officeooo:rsid="0003528e"/>
    </style:style>
    <style:style style:name="T8" style:family="text">
      <style:text-properties officeooo:rsid="00042c68"/>
    </style:style>
    <style:style style:name="T9" style:family="text">
      <style:text-properties officeooo:rsid="00059382"/>
    </style:style>
    <style:style style:name="T10" style:family="text">
      <style:text-properties officeooo:rsid="000650b7"/>
    </style:style>
    <style:style style:name="T11" style:family="text">
      <style:text-properties officeooo:rsid="0006a49b"/>
    </style:style>
    <style:style style:name="T12" style:family="text">
      <style:text-properties officeooo:rsid="000c292b"/>
    </style:style>
    <style:style style:name="T13" style:family="text">
      <style:text-properties officeooo:rsid="000e687c"/>
    </style:style>
    <style:style style:name="T14" style:family="text">
      <style:text-properties officeooo:rsid="000f8536"/>
    </style:style>
    <style:style style:name="T15" style:family="text">
      <style:text-properties officeooo:rsid="0011a614"/>
    </style:style>
    <style:style style:name="T16" style:family="text">
      <style:text-properties officeooo:rsid="0016d161"/>
    </style:style>
    <style:style style:name="T17" style:family="text">
      <style:text-properties officeooo:rsid="00183fd3"/>
    </style:style>
    <style:style style:name="T18" style:family="text">
      <style:text-properties officeooo:rsid="001e0abc"/>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e687c" style:font-size-asian="14pt" style:font-weight-asian="bold" style:font-size-complex="14pt" style:font-weight-complex="bold"/>
    </style:style>
    <style:style style:name="T21" style:family="text">
      <style:text-properties officeooo:rsid="0020c9fa"/>
    </style:style>
    <style:style style:name="T22" style:family="text">
      <style:text-properties officeooo:rsid="00215351"/>
    </style:style>
    <style:style style:name="T23" style:family="text">
      <style:text-properties officeooo:rsid="002340aa"/>
    </style:style>
    <style:style style:name="T24" style:family="text">
      <style:text-properties officeooo:rsid="0024fbb6"/>
    </style:style>
    <style:style style:name="T25" style:family="text">
      <style:text-properties officeooo:rsid="001da2dd"/>
    </style:style>
    <style:style style:name="T26" style:family="text">
      <style:text-properties officeooo:rsid="00276dd9"/>
    </style:style>
    <style:style style:name="T27" style:family="text">
      <style:text-properties officeooo:rsid="002a6486"/>
    </style:style>
    <style:style style:name="T28" style:family="text">
      <style:text-properties officeooo:rsid="002b3cf8"/>
    </style:style>
    <style:style style:name="T29" style:family="text">
      <style:text-properties officeooo:rsid="002cb454"/>
    </style:style>
    <style:style style:name="T30" style:family="text">
      <style:text-properties officeooo:rsid="002d392a"/>
    </style:style>
    <style:style style:name="T31" style:family="text">
      <style:text-properties officeooo:rsid="002f1d67"/>
    </style:style>
    <style:style style:name="T32" style:family="text">
      <style:text-properties officeooo:rsid="00310f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Hello, bienvenue dans la version des règles 0.1.</text:p>
      <text:p text:style-name="P1"/>
      <text:p text:style-name="P1">Légendes : </text:p>
      <text:p text:style-name="P1">** = Variante du livre de base</text:p>
      <text:p text:style-name="P1">// = Variante du livre du <text:span text:style-name="T7">maître</text:span></text:p>
      <text:p text:style-name="P1">**+ et //+ Variantes avec légères modifications</text:p>
      <text:p text:style-name="P1">++ = Variantes maisons ou tirées d’autres sources. </text:p>
      <text:p text:style-name="P1"/>
      <text:p text:style-name="P2">Les phrases en italiques sont explicatives de l’intention derrière le changement. </text:p>
      <text:p text:style-name="P1"/>
      <text:p text:style-name="P1">Livres utilisés sans dérogation particulière ( mais avec validation du MJ ) : </text:p>
      <text:p text:style-name="P1">- Base</text:p>
      <text:p text:style-name="P1">- <text:span text:style-name="T7">Maître</text:span></text:p>
      <text:p text:style-name="P1">- Xanatar</text:p>
      <text:p text:style-name="P1">- ( Sword’s Coast Adventurer, à <text:span text:style-name="T18">étudier</text:span> )</text:p>
      <text:p text:style-name="P1"/>
      <text:p text:style-name="P2">Je tiens à préciser une règle générale : chaque niveau se <text:span text:style-name="T7">caractérisera</text:span> par une ellipse plus ou moins longue pour souligner <text:span text:style-name="T7">l’entraînement</text:span> et l’amélioration générale en stats et en relations sociales et moyens logistiques des personnages. </text:p>
      <text:p text:style-name="P27">Ca permettra aussi de rapprocher les joueurs via une savante utilisation de Meta-jeu. </text:p>
      <text:p text:style-name="P2">Le MJ doit être prévenu le niveau précédent des choix des personnages vis à vis de l’orientation en cours.</text:p>
      <text:p text:style-name="P1"/>
      <text:p text:style-name="P1"/>
      <text:p text:style-name="P1"><text:span text:style-name="T19"><text:s/>I : Création et progression du personnage :</text:span> </text:p>
      <text:p text:style-name="P1"/>
      <text:p text:style-name="P2">++</text:p>
      <text:p text:style-name="P1">- Les personnages commencent avec 1<text:span text:style-name="T1">0 pts de caractéristiques à répartir aucune ne pouvant dépasser 15.</text:span></text:p>
      <text:p text:style-name="P27">On part de 10 puis l<text:span text:style-name="T1">’augmentation se fait par incrémentation niveau par niveau, avec le maximum entre 1 et le modificateur de la carac à atteindre.</text:span></text:p>
      <text:p text:style-name="P4">On peut gagner des points en commençant avec des valeurs négatives, 9 donne 1 point, 8 → 2, et 7 → <text:s/>4.</text:p>
      <text:p text:style-name="P3"><text:span text:style-name="T2">L’ensemble</text:span> sera les <text:span text:style-name="T3">Caractéristiques de Base</text:span>.</text:p>
      <text:p text:style-name="P3">- Chaque niveau les personnages gagnent 1 points de caractéristiques, à ajouter aux CdB avec la même mécanique qu’à la création.</text:p>
      <text:p text:style-name="P2"/>
      <text:p text:style-name="P2"><text:span text:style-name="T4">Le but est de mettre en exergue une amélioration des personnages, qui se fera à partir </text:span><text:span text:style-name="T5">d’individus</text:span><text:span text:style-name="T4"> qui sont compétents et ont du potentiel, pour montrer une évolution vers des figures importantes du monde. Et puis ce sera plus dur, où est le fun sinon. Yéé.</text:span> </text:p>
      <text:p text:style-name="P2"/>
      <text:p text:style-name="P28">**+</text:p>
      <text:p text:style-name="P28"><text:span text:style-name="T19">Les points de vie par niveau :</text:span> </text:p>
      <text:p text:style-name="P28">Maximum à tous les niveaux. Il y a plus létal qui arrive derrière. </text:p>
      <text:p text:style-name="P2"/>
      <text:p text:style-name="P30">- Les Dons :</text:p>
      <text:p text:style-name="P2">**</text:p>
      <text:p text:style-name="P12">Bien évidemment ça <text:span text:style-name="T17">existe,</text:span> par la variante du livre de base. </text:p>
      <text:p text:style-name="P2"><text:soft-page-break/></text:p>
      <text:p text:style-name="P9">++</text:p>
      <text:p text:style-name="P6"><text:span text:style-name="T17">De plus a</text:span>uparavant les dons étaient une manière de personnaliser les personnages par une substitution rare à un ajout de caractéristique, également une manière de montrer l’évolution d’un personnage. <text:span text:style-name="T7">On peut considérer un intérêt à augmenter le nombre de dons possibles, en tenant compte des autres évolutions qu’ils permettent, comme l’entraînement dans des compétences.</text:span></text:p>
      <text:p text:style-name="P5"/>
      <text:p text:style-name="P5">On va donc avoir la possibilité de prendre des dons aux niveaux ( de personnages, pas de classe ) 3, 6, 9.. etc. L’augmentation de caractéristique des classes n’est elle p<text:span text:style-name="T8">lus</text:span> substituable pour des dons.</text:p>
      <text:p text:style-name="P11"><text:span text:style-name="T4">Exception : les guerriers bénéficiaient d’une multitude de gains d’attributs à partir du niveau 4, ce qui leur permettait la capacité unique d’exploiter la variante des Dons. C’est très intéressant, et c’est maintenu sous la forme suivant </text:span>: Les guerriers peuvent substituer leurs gains d’attributs pour un don aux niveaux 4, 8, 12, etc.</text:p>
      <text:p text:style-name="P11"/>
      <text:p text:style-name="P11">Je tiens à rappeler que l’existence des dons ajoutant +1 à une carac et 1 skill proficiency n’est pas exhaustive dans les livres ( à ma connaissance ) et les suggestions sont bienvenues. </text:p>
      <text:p text:style-name="P11"/>
      <text:p text:style-name="P52"/>
      <text:p text:style-name="P13">**</text:p>
      <text:p text:style-name="P14"><text:span text:style-name="T19">Le multiclassage </text:span>: autorisé. </text:p>
      <text:p text:style-name="P14"/>
      <text:p text:style-name="P14"/>
      <text:p text:style-name="P14">++ </text:p>
      <text:p text:style-name="P14"><text:span text:style-name="T19">Les Blessures.</text:span> </text:p>
      <text:p text:style-name="P7">On a vu des <text:span text:style-name="T12">méthodes différentes de faire des blessures, de la fatigue etc. </text:span></text:p>
      <text:p text:style-name="P8">Je pars sur l’idée souvent utilisée d’avoir des Pvs représentants des points de vigueurs, ce qui éloigne de l’inconscience et de la mort.</text:p>
      <text:p text:style-name="P8">Pourtant j’aimerais utiliser un système de blessures, et j’ai en tête un différent d’une <text:span text:style-name="T24">symbolique</text:span> à « seuil ». En effet, si les Pvs et donc les dommages sont ce qui représente et entame la vitalité et le souffle de son adversaire, un coup très fort n’a pas forcément touché, il a juste mis davantage en péril.</text:p>
      <text:p text:style-name="P15">Les blessures arrivent pourtant dans un combat et je voudrais les représenter ainsi : </text:p>
      <text:p text:style-name="P43"/>
      <text:p text:style-name="P16"><text:span text:style-name="T4">L’idée est de montrer que la Vitalité nous échappe et laisse place à des plaies, des cicatrices, </text:span><text:span text:style-name="T6">des mutilations</text:span><text:span text:style-name="T4">.</text:span></text:p>
      <text:p text:style-name="P16">Le système des les points négatifs dès règles officiels est maintenu. </text:p>
      <text:p text:style-name="P16"/>
      <text:p text:style-name="P42">Savoir l<text:span text:style-name="T25">e Tarot a une signification.</text:span></text:p>
      <text:p text:style-name="P34"/>
      <text:p text:style-name="P36">Après avoir encaissé des dégâts lors d’un tour d’une source non-continu, <text:span text:style-name="T26">on comptabiliser à la fin de l’action en cours </text:span>si ses Pvs actuels sont égaux ou inférieurs à la moitié de ses Pvs <text:span text:style-name="T21">maximum</text:span>. Si c’est le cas il reçoit une BLESSURE LEGERE. </text:p>
      <text:p text:style-name="P36">Il tire alors une carte et applique ses effets : </text:p>
      <text:p text:style-name="P36">I. Le Bateleur : Désavantage <text:span text:style-name="T21">au prochain tour</text:span></text:p>
      <text:p text:style-name="P36">II. La Papesse : Juste une cicatrice<text:line-break/>III. L’Impératrice : Juste une cicatrice</text:p>
      <text:p text:style-name="P36">IV. L’Empereur : <text:span text:style-name="T21">Tombe à terre</text:span></text:p>
      <text:p text:style-name="P36">V. Le Pape : <text:span text:style-name="T21">Recevra une BLESSURE GRAVE dans 10 tours</text:span></text:p>
      <text:p text:style-name="P36">VI. Les Amoureux : <text:span text:style-name="T28">Annule cette BLESSURE LEGERE et la prochaine également. </text:span></text:p>
      <text:p text:style-name="P36"><text:soft-page-break/>VII. Le Chariot : <text:span text:style-name="T21">Mouvement réduit de moitié pendant 2 tours</text:span></text:p>
      <text:p text:style-name="P36">VIII. La Justice : <text:span text:style-name="T21">Gagne un niveau de fatigue</text:span></text:p>
      <text:p text:style-name="P36">IX. L’Ermite : <text:span text:style-name="T21">CHOC</text:span></text:p>
      <text:p text:style-name="P36">X. La Roue : <text:span text:style-name="T21">Juste une cicatrice.</text:span></text:p>
      <text:p text:style-name="P36">XI. La Force : <text:span text:style-name="T21">Gagne (1d8 + Niveau) Pvs. Dans 2 tours le personnage est ETOURDI pendant 5 tours</text:span></text:p>
      <text:p text:style-name="P16"/>
      <text:p text:style-name="P41">Si le personnage tombe à 0 Pvs les règles habituelles s’appliquent mais <text:span text:style-name="T24">il reçoit en plus de ça une BLESSURE GRAVE et <text:s/>tire l’une des cartes suivantes : </text:span></text:p>
      <text:p text:style-name="P37">XII. Le <text:s/>Pendu : <text:span text:style-name="T22">CHOC + SAIGNEMENT LENT</text:span></text:p>
      <text:p text:style-name="P37">XIII. La Mort : <text:span text:style-name="T23">Pvs PASSENT A 0</text:span></text:p>
      <text:p text:style-name="P37">XIV. La Tempérance : <text:span text:style-name="T22">Gagne 2 niveaux de fatigue</text:span></text:p>
      <text:p text:style-name="P37">XV. Le Diable : <text:span text:style-name="T22">SAIGNEMENT RAPIDE + passe au niveau 3 de fatigue, au moins</text:span></text:p>
      <text:p text:style-name="P38">XVI. La Maison-Dieu : <text:span text:style-name="T22"><text:s/>tombe à terre + SAIGNEMENT LENT</text:span></text:p>
      <text:p text:style-name="P37">XVII. L’Etoile : <text:span text:style-name="T22">Obtient un malus dans les 3 caractéristiques de Charisme de -4</text:span></text:p>
      <text:p text:style-name="P37">XVIII. La Lune : <text:span text:style-name="T22">CHOC + ETOURDI (Si le personnage n’est pas inconscient cela ne dure que 2 tours)</text:span></text:p>
      <text:p text:style-name="P40">XIX. Le Soleil : CHOC + AVEUGLE (Si le personnage n’est pas inconscient cela ne dure que 2 tours)</text:p>
      <text:p text:style-name="P39">XX. Le Jugement : Recevra 2 BLESSURES GRAVES dans 5 tours. </text:p>
      <text:p text:style-name="P39">XXI. Le Monde : Gagne (2d8 + Niveau) Pvs. Dans 2 tours le personnage est INCONSCIENT</text:p>
      <text:p text:style-name="P39">0. Le Fou : Rien, mais une bonne cicatrice.</text:p>
      <text:p text:style-name="P16"/>
      <text:p text:style-name="P38"><text:span text:style-name="T24">A plus d’un DV, le point suivant s’applique : s</text:span>i après avoir comptabilisé les dégâts, les Pvs actuels sont inférieurs ou égaux au quart des Pvs maximum, le personnage reçoit une BLESSURE GRAVE à la place <text:span text:style-name="T24">d’une légère. </text:span></text:p>
      <text:p text:style-name="P42">On ne peut pas obtenir plus d’une blessure à la fois. </text:p>
      <text:p text:style-name="P42"/>
      <text:p text:style-name="P42">Définition des termes : </text:p>
      <text:p text:style-name="P42">CHOC : perte de (Niveau) Pvs</text:p>
      <text:p text:style-name="P42">SAIGNEMENT LENT : Perte d’un DV entier de Pvs maximum toutes les Bonus de Constit heures. </text:p>
      <text:p text:style-name="P42">SAIGNEMENT RAPIDE : CHOC, puis CHOC tous les 3 tours au début de l’ordre d’initiative. Disparaît si le personnage stabilise lors des Jets contre la Mort. </text:p>
      <text:p text:style-name="P42">Les Conditions s’appliquent tant que la BLESSURE GRAVE n’est pas guérie, sauf cas précisé.</text:p>
      <text:p text:style-name="P42"/>
      <text:p text:style-name="P56">- <text:span text:style-name="T9">Les repos :</text:span></text:p>
      <text:p text:style-name="P54">Le but est de faire un mix entre le réalisme insurmontable et le RPG où il faut cliquer sur une paillasse. </text:p>
      <text:p text:style-name="P55">//<text:span text:style-name="T9">+ et ++</text:span></text:p>
      <text:p text:style-name="P54">Tirées de diverses sources : </text:p>
      <text:p text:style-name="P54">Le Repos Court dure désormais plusieurs heures suivant la récupération à atteindre et les conditions. Celles-ci dépendant de l’état de tension du groupe, des intempéries, de la saleté générale etc.. </text:p>
      <text:p text:style-name="P54">Idéalement ce repos est optimal lorsque l’on ne prévoit plus de problèmes, et que la situation permet de se relaxer et de se reposer physiquement. </text:p>
      <text:p text:style-name="P54">Le Repos Long est désormais un repos nécessitant tout d’abord un Repos Court qui mène à la possibilité d’entamer un repos long ( sommeil arbitrairement à partir de 6h, attention au long terme ), à la condition que toute crainte soit devenue ténue. Vous dormez chez un ami/dans votre maison <text:span text:style-name="T11">bien protégée</text:span>, caché de manière sure mais confortablement etc.. Cela entraîne des problèmes comme : si vous n’avez plus de refuges, plus d’amis/connaissances/alliés surs, si vous êtes traqués à grande échelle, par une organisation/ un culte / une guilde qui a <text:span text:style-name="T11">beaucoup</text:span> de moyens, <text:span text:style-name="T10">les repos longs deviendront difficiles à accomplir. </text:span></text:p>
      <text:p text:style-name="P53"><text:soft-page-break/>Le but du MJ n’est pas non plus d’accabler les joueurs de l’impossibilité complète d’en effectuer un, mais si l’un ou plusieurs a vraiment créé une situation très critique, il devra accepter son sort catastrophique.</text:p>
      <text:p text:style-name="P44">Voir variante <text:span text:style-name="T15">des soins</text:span> <text:span text:style-name="T15">plus loin</text:span></text:p>
      <text:p text:style-name="P16"/>
      <text:p text:style-name="P58">- La récupération :</text:p>
      <text:p text:style-name="P47">Sur le même principe de dés de vie <text:span text:style-name="T27">de récupération </text:span>que <text:span text:style-name="T27">dans les règles usuelles</text:span>, il va y avoir des changements liés à l’apparition des blessures.</text:p>
      <text:p text:style-name="P48">Chaque BLESSURE LEGERE bloque un dé de vie, qui ne peut alors pas être utilisé lors du repos <text:span text:style-name="T27">court sans soins préalable</text:span>. <text:s/><text:span text:style-name="T27">Ce type de blessure se soigne avec un jet de Médecine et un kit adéquat sur un DD 10. Le faire sur soi-même donne le désavantage. En cas d’échec, d’autres tentatives sont possibles, mais chaque échec ultérieur octroit une BLESSURE LEGERE supplémentaire, et donc un tirage de carte. S’occuper d’autres blessures est séparé.</text:span></text:p>
      <text:p text:style-name="P50">Chaque BLESSURE GRAVE ‘<text:span text:style-name="T29">brule’</text:span> un dé de vie, <text:span text:style-name="T30">le perdant pour tout futur calcul que ce soir</text:span>. Soigner ce type de blessure demande un jet de médecine et un kit adéquat <text:span text:style-name="T29">contre un</text:span> DD 15. <text:span text:style-name="T29">Même principe que ci-dessus pour les tentatives successives <text:s/>et l’auto guérison. En cas de réussite les effets continus de la blessure cessent de faire effet, mais les dés brulés ne reviendront qu’après un repos long, un par un, uniquement si lors du repos long aucun autre dé n’a été récupéré. (Voir les règles usuelles).</text:span></text:p>
      <text:p text:style-name="P45">De fait, les dés de vie des blessures graves ne reviendront qu’un par un, après que tous les autres dés dépensés aient aussi été récupérés. </text:p>
      <text:p text:style-name="P49"/>
      <text:p text:style-name="P46"/>
      <text:p text:style-name="P46"/>
      <text:p text:style-name="P51"/>
      <text:p text:style-name="P22"/>
      <text:p text:style-name="P23">++</text:p>
      <text:p text:style-name="P59">Les sorts de soins :</text:p>
      <text:p text:style-name="P24"><text:span text:style-name="T31">Tant qu’une blessure</text:span> <text:span text:style-name="T31">est présente, des moyens surnaturels ne peuvent faire gagner de points de vie au dessus de (Pvs maximum – nb de blessures x dés de vie).</text:span></text:p>
      <text:p text:style-name="P24">Si un <text:span text:style-name="T32">effet</text:span> de <text:span text:style-name="T31">soin</text:span> guéri 10 Pvs en une seule fois, il peut retirer 1 blessure légère. S’il guéri <text:span text:style-name="T31">15</text:span> points il peut retirer <text:span text:style-name="T16">une blessure grave. </text:span></text:p>
      <text:p text:style-name="P26">Un sort de restauration mineure enlève une blessure grave ou 2 légères. </text:p>
      <text:p text:style-name="P26">Une restauration majeure enlève toutes les blessures. </text:p>
      <text:p text:style-name="P26">On comprendra qu’au fur et à mesure les sorts sont plus efficaces, pas besoin de faire la liste, ou alors on va jusqu’à tuer la personne puis la ressusciter histoire qu’elle soit toute neuve. </text:p>
      <text:p text:style-name="P23"/>
      <text:p text:style-name="P23"/>
      <text:p text:style-name="P16"/>
      <text:p text:style-name="P57">Alignement </text:p>
      <text:p text:style-name="P17">**</text:p>
      <text:p text:style-name="P17">Maintenu.</text:p>
      <text:p text:style-name="P10">Ca reste des axes intéressants de renseignement. Ca donne des possibilités de sorts, d’effets magiques. </text:p>
      <text:p text:style-name="P10">Bref c’est un pilier de D&amp;D qui est sympa. </text:p>
      <text:p text:style-name="P10"/>
      <text:p text:style-name="P18"/>
      <text:p text:style-name="P31">Crafting :</text:p>
      <text:p text:style-name="P18">// et ** </text:p>
      <text:p text:style-name="P18"><text:soft-page-break/>Je laisse ça vide, car je ne vais pas m’étendre en long et en large. Mais il y a de graaaandes chances que <text:s/>le système change. On en reparlera si quelqu’un veut se lancer dedans. </text:p>
      <text:p text:style-name="P18"/>
      <text:p text:style-name="P18">**</text:p>
      <text:p text:style-name="P19"><text:span text:style-name="T19">Différentes caractéristiques par <text:s/></text:span><text:span text:style-name="T20">compétences</text:span><text:span text:style-name="T13">. Une principale bien sur, mais sur initiative du joueur d’autres caractéristiques peuvent être utilisées. </text:span></text:p>
      <text:p text:style-name="P18"/>
      <text:p text:style-name="P18">**</text:p>
      <text:p text:style-name="P32">Poids portable : </text:p>
      <text:p text:style-name="P20">Pas de points de détails, le MJ n’a pas à exiger de la comptabilité de grammes. Mais les regles p176 sont intéressantes, et de temps en temps, un petit effet cartoon dans une scène pourrait survenir. Par effet cartoon l’idée représentée est que bien qu’on oublie souvent les poids sur les personnages, si la situation l’amène il faudra peut être plus les prendre en compte et se « souvenir » de l’effet physique qui est déclenché.</text:p>
      <text:p text:style-name="P20">(Dans la limite du raisonnable)</text:p>
      <text:p text:style-name="P20"/>
      <text:p text:style-name="P20">** </text:p>
      <text:p text:style-name="P20"><text:span text:style-name="T19">Taille de l’équipement. </text:span>Les armures et armes sont souvent adaptées à la taille de leur porteur. Il faudra les retravailler pour qu’elles soient utilisables par quelqu’un d’autres, suivant la variation de forme, de taille etc.. </text:p>
      <text:p text:style-name="P20"/>
      <text:p text:style-name="P20"/>
      <text:p text:style-name="P20">//<text:span text:style-name="T14">+</text:span></text:p>
      <text:p text:style-name="P33">Peur et Horreur</text:p>
      <text:p text:style-name="P21">Ces regles proposées dans le DMG sont intéressantes. Il faudra les étudier et les travailler, mais elles sont dans le viseur.</text:p>
      <text:p text:style-name="P21"/>
      <text:p text:style-name="P21"/>
      <text:p text:style-name="P20"/>
      <text:p text:style-name="P25">D’autres idées à venir mais il faut digérer et adapter ça pour l’instant. </text:p>
      <text:p text:style-name="P25">J’ai quelques petits trucs dans le collimateur ( crossbow expert, I’m looking at you ) et des précisions (la télépathie des warlock des anciens est bizarre, il faut qu’on voit la définition de la capacité).</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2.5.1$Windows_X86_64 LibreOffice_project/0312e1a284a7d50ca85a365c316c7abbf20a4d22</meta:generator>
    <dc:date>2019-07-27T02:01:25.060000000</dc:date>
    <meta:editing-duration>PT1H53M46S</meta:editing-duration>
    <meta:editing-cycles>24</meta:editing-cycles>
    <meta:document-statistic meta:table-count="0" meta:image-count="0" meta:object-count="0" meta:page-count="5" meta:paragraph-count="118" meta:word-count="1936" meta:character-count="11114" meta:non-whitespace-character-count="9238"/>
  </office:meta>
</office:document-meta>
</file>